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19_10-36-29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9_14-42-23_000.jpg</text:p>
          </table:table-cell>
          <table:table-cell table:style-name="ce20" office:value-type="string">
            <text:p>:m 1-2*2 RES / 245 / 『不活性結合・不活性分子の活性化』「二酸化炭素固定化の新展開」　鷹野絢、岩澤伸治 / p.154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1-2*2 RES / 245 / 『不活性結合・不活性分子の活性化』「二酸化炭素固定化の新展開」　鷹野絢、岩澤伸治 / p.154">
            <text:p>:m 1-2*2 RES / 245 / 『不活性結合・不活性分子の活性化』「二酸化炭素固定化の新展開」　鷹野絢、岩澤伸治 / p.15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19_19-11-08_000.jpg</text:p>
          </table:table-cell>
          <table:table-cell table:style-name="ce16" office:value-type="string">
            <text:p>:m music / log / fl / || s.1:et-N,for=2-note-up:A♭4-&gt;B♭4 || s.2:et-N,for=vibrato:息ゆり,R=1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music / log / fl / || s.1:et-N,for=2-note-up:A♭4-&gt;B♭4 || s.2:et-N,for=vibrato:息ゆり,R=1">
            <text:p>:m music / log / fl / || s.1:et-N,for=2-note-up:A♭4-&gt;B♭4 || s.2:et-N,for=vibrato:息ゆり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9_20-24-10_000.jpg</text:p>
          </table:table-cell>
          <table:table-cell table:style-name="ce16" office:value-type="string">
            <text:p>:m 食べた物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0_01-02-33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0_01-02-41_000.jpg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0_07-02-05_000.jpg</text:p>
          </table:table-cell>
          <table:table-cell table:style-name="ce16" office:value-type="string">
            <text:p>:m :lets / action activity / やること（活動） / UFO-science,CO2-fixation,fx-prog,篠笛,神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:lets / action activity / やること（活動） / UFO-science,CO2-fixation,fx-prog,篠笛,神">
            <text:p>:m :lets / action activity / やること（活動） / UFO-science,CO2-fixation,fx-prog,篠笛,神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0_07-04-35_000.jpg</text:p>
          </table:table-cell>
          <table:table-cell table:style-name="ce17" office:value-type="string">
            <text:p>:m music / log / kb / || s.1:et-N,k.E,t.50,content=base;methan,R=1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music / log / kb / || s.1:et-N,k.E,t.50,content=base;methan,R=1">
            <text:p>:m music / log / kb / || s.1:et-N,k.E,t.50,content=base;methan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0_08-08-14_000.jpg</text:p>
          </table:table-cell>
          <table:table-cell table:style-name="ce6" office:value-type="string">
            <text:p>:m other / 記録　文書 / @自室 / 朝体操 / hip-hopダンス / id=20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m other / 記録　文書 / @自室 / 朝体操 / hip-hopダンス / id=20">
            <text:p>:m other / 記録　文書 / @自室 / 朝体操 / hip-hopダンス / id=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20_08-17-09_000.jpg</text:p>
          </table:table-cell>
          <table:table-cell table:style-name="ce1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食べた物　間食 / 味噌スープ">
            <text:p>:m 食べた物　間食 / 味噌スープ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9_17-54-21_000.mp3</text:p>
          </table:table-cell>
          <table:table-cell table:style-name="ce6" office:value-type="string">
            <text:p>:VOICE-MEMO / @自室 / 記録 / jap.flute / 演奏、play / f-2020-0419-1 / 音を出してみる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VOICE-MEMO / @自室 / 記録 / jap.flute / 演奏、play / f-2020-0419-1 / 音を出してみる">
            <text:p>:VOICE-MEMO / @自室 / 記録 / jap.flute / 演奏、play / f-2020-0419-1 / 音を出してみ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19_18-57-06_000.mp4</text:p>
          </table:table-cell>
          <table:table-cell table:style-name="ce6" office:value-type="string">
            <text:p>:VIDEO / @自室 / 記録 / jap.flute / 演奏、play / f-2020-0419-1 / et-N,for=vibrato:息ゆり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室 / 記録 / jap.flute / 演奏、play / f-2020-0419-1 / et-N,for=vibrato:息ゆり">
            <text:p>:VIDEO / @自室 / 記録 / jap.flute / 演奏、play / f-2020-0419-1 / et-N,for=vibrato:息ゆり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0_06-40-42_000.mp4</text:p>
          </table:table-cell>
          <table:table-cell table:style-name="ce6" office:value-type="string">
            <text:p>:VIDEO / @自宅 / メモ / kb,keyboard / 演奏、play / k-2020-0420-1 / et-N,k.E,t.50,R=1,content=base;methan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宅 / メモ / kb,keyboard / 演奏、play / k-2020-0420-1 / et-N,k.E,t.50,R=1,content=base;methan">
            <text:p>:VIDEO / @自宅 / メモ / kb,keyboard / 演奏、play / k-2020-0420-1 / et-N,k.E,t.50,R=1,content=base;methan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0_08-02-16_000.mp4</text:p>
          </table:table-cell>
          <table:table-cell table:style-name="ce6" office:value-type="string">
            <text:p>:VIDEO / @自宅 / 体操 / hip-hopダンス、ヒップホップ / h-2020-0420-1 / id=20:var-??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体操 / hip-hopダンス、ヒップホップ / h-2020-0420-1 / id=20:var-??">
            <text:p>:VIDEO / @自宅 / 体操 / hip-hopダンス、ヒップホップ / h-2020-0420-1 / id=20:var-??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2020/04/20</text:date>, <text:time>09:02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0T09:02:53.90</dc:date>
    <dc:creator>iwabuchi ken</dc:creator>
    <meta:editing-duration>P19DT17H54M55S</meta:editing-duration>
    <meta:editing-cycles>7776</meta:editing-cycles>
    <meta:document-statistic meta:table-count="1" meta:cell-count="747" meta:object-count="0"/>
  </office:meta>
</office:document-meta>
</file>